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6.1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87mm" svg:height="90.05mm" svg:x="785.07mm" svg:y="14.07mm">
            <draw:object draw:notify-on-update-of-ranges="Sheet1.K4:Sheet1.K4 Sheet1.K9:Sheet1.K9 Sheet1.K14:Sheet1.K14 Sheet1.K19:Sheet1.K19 Sheet1.K24:Sheet1.K24 Sheet1.K29:Sheet1.K29 Sheet1.K34:Sheet1.K34 Sheet1.K39:Sheet1.K39 Sheet1.K44:Sheet1.K44 Sheet1.K49:Sheet1.K49 Sheet1.K54:Sheet1.K5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87mm" svg:height="90.05mm" svg:x="785.35mm" svg:y="113.14mm">
            <draw:object draw:notify-on-update-of-ranges="Sheet1.L4:Sheet1.L4 Sheet1.L9:Sheet1.L9 Sheet1.L14:Sheet1.L14 Sheet1.L19:Sheet1.L19 Sheet1.L24:Sheet1.L24 Sheet1.L29:Sheet1.L29 Sheet1.L34:Sheet1.L34 Sheet1.L39:Sheet1.L39 Sheet1.L44:Sheet1.L44 Sheet1.L49:Sheet1.L49 Sheet1.L54:Sheet1.L5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0.14mm" svg:height="90.05mm" svg:x="785.33mm" svg:y="212.76mm">
            <draw:object draw:notify-on-update-of-ranges="Sheet1.M4:Sheet1.M4 Sheet1.M9:Sheet1.M9 Sheet1.M14:Sheet1.M14 Sheet1.M19:Sheet1.M19 Sheet1.M24:Sheet1.M24 Sheet1.M29:Sheet1.M29 Sheet1.M34:Sheet1.M34 Sheet1.M39:Sheet1.M39 Sheet1.M44:Sheet1.M44 Sheet1.M49:Sheet1.M49 Sheet1.M54:Sheet1.M5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9.87mm" svg:height="90.05mm" svg:x="964.69mm" svg:y="13.28mm">
            <draw:object draw:notify-on-update-of-ranges="Sheet1.O4:Sheet1.O4 Sheet1.O9:Sheet1.O9 Sheet1.O14:Sheet1.O14 Sheet1.O19:Sheet1.O19 Sheet1.O24:Sheet1.O24 Sheet1.O29:Sheet1.O29 Sheet1.O34:Sheet1.O34 Sheet1.O39:Sheet1.O39 Sheet1.O44:Sheet1.O44 Sheet1.O49:Sheet1.O49 Sheet1.O54:Sheet1.O5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60.14mm" svg:height="90.05mm" svg:x="966.05mm" svg:y="109.17mm">
            <draw:object draw:notify-on-update-of-ranges="Sheet1.P4:Sheet1.P4 Sheet1.P9:Sheet1.P9 Sheet1.P14:Sheet1.P14 Sheet1.P19:Sheet1.P19 Sheet1.P24:Sheet1.P24 Sheet1.P29:Sheet1.P29 Sheet1.P34:Sheet1.P34 Sheet1.P39:Sheet1.P39 Sheet1.P44:Sheet1.P44 Sheet1.P49:Sheet1.P49 Sheet1.P54:Sheet1.P5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59.86mm" svg:height="90.04mm" svg:x="965.78mm" svg:y="208.78mm">
            <draw:object draw:notify-on-update-of-ranges="Sheet1.Q4:Sheet1.Q4 Sheet1.Q9:Sheet1.Q9 Sheet1.Q14:Sheet1.Q14 Sheet1.Q19:Sheet1.Q19 Sheet1.Q24:Sheet1.Q24 Sheet1.Q29:Sheet1.Q29 Sheet1.Q34:Sheet1.Q34 Sheet1.Q39:Sheet1.Q39 Sheet1.Q44:Sheet1.Q44 Sheet1.Q49:Sheet1.Q49 Sheet1.Q54:Sheet1.Q5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60.14mm" svg:height="90.04mm" svg:x="1145.67mm" svg:y="14.61mm">
            <draw:object draw:notify-on-update-of-ranges="Sheet1.S4:Sheet1.S4 Sheet1.S9:Sheet1.S9 Sheet1.S14:Sheet1.S14 Sheet1.S19:Sheet1.S19 Sheet1.S24:Sheet1.S24 Sheet1.S29:Sheet1.S29 Sheet1.S34:Sheet1.S34 Sheet1.S39:Sheet1.S39 Sheet1.S44:Sheet1.S44 Sheet1.S49:Sheet1.S49 Sheet1.S54:Sheet1.S54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59.87mm" svg:height="90.05mm" svg:x="1145.38mm" svg:y="113.95mm">
            <draw:object draw:notify-on-update-of-ranges="Sheet1.T4:Sheet1.T4 Sheet1.T9:Sheet1.T9 Sheet1.T14:Sheet1.T14 Sheet1.T19:Sheet1.T19 Sheet1.T24:Sheet1.T24 Sheet1.T29:Sheet1.T29 Sheet1.T34:Sheet1.T34 Sheet1.T39:Sheet1.T39 Sheet1.T44:Sheet1.T44 Sheet1.T49:Sheet1.T49 Sheet1.T54:Sheet1.T54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159.87mm" svg:height="90.04mm" svg:x="1146.48mm" svg:y="213.03mm">
            <draw:object draw:notify-on-update-of-ranges="Sheet1.U4:Sheet1.U4 Sheet1.U9:Sheet1.U9 Sheet1.U14:Sheet1.U14 Sheet1.U19:Sheet1.U19 Sheet1.U24:Sheet1.U24 Sheet1.U29:Sheet1.U29 Sheet1.U34:Sheet1.U34 Sheet1.U39:Sheet1.U39 Sheet1.U44:Sheet1.U44 Sheet1.U49:Sheet1.U49 Sheet1.U54:Sheet1.U54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159.86mm" svg:height="90.04mm" svg:x="1325.82mm" svg:y="14.08mm">
            <draw:object draw:notify-on-update-of-ranges="Sheet1.W4:Sheet1.W4 Sheet1.W9:Sheet1.W9 Sheet1.W14:Sheet1.W14 Sheet1.W19:Sheet1.W19 Sheet1.W24:Sheet1.W24 Sheet1.W29:Sheet1.W29 Sheet1.W34:Sheet1.W34 Sheet1.W39:Sheet1.W39 Sheet1.W44:Sheet1.W44 Sheet1.W49:Sheet1.W49 Sheet1.W54:Sheet1.W54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9" table:default-cell-style-name="Default"/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Files</text:p>
          </table:table-cell>
          <table:table-cell/>
          <table:table-cell office:value-type="string" calcext:value-type="string">
            <text:p>Transform</text:p>
          </table:table-cell>
          <table:table-cell/>
          <table:table-cell office:value-type="string" calcext:value-type="string">
            <text:p>Matrix</text:p>
          </table:table-cell>
          <table:table-cell table:number-columns-repeated="4"/>
          <table:table-cell office:value-type="string" calcext:value-type="string">
            <text:p>Rotation X</text:p>
          </table:table-cell>
          <table:table-cell office:value-type="string" calcext:value-type="string">
            <text:p>Rotation Y</text:p>
          </table:table-cell>
          <table:table-cell office:value-type="string" calcext:value-type="string">
            <text:p>Rotation Z</text:p>
          </table:table-cell>
          <table:table-cell/>
          <table:table-cell office:value-type="string" calcext:value-type="string">
            <text:p>Translation X</text:p>
          </table:table-cell>
          <table:table-cell office:value-type="string" calcext:value-type="string">
            <text:p>Translation Y</text:p>
          </table:table-cell>
          <table:table-cell office:value-type="string" calcext:value-type="string">
            <text:p>Translation Z</text:p>
          </table:table-cell>
          <table:table-cell/>
          <table:table-cell office:value-type="string" calcext:value-type="string">
            <text:p>Scale X</text:p>
          </table:table-cell>
          <table:table-cell office:value-type="string" calcext:value-type="string">
            <text:p>Scale Y</text:p>
          </table:table-cell>
          <table:table-cell office:value-type="string" calcext:value-type="string">
            <text:p>Scale Z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0, 1</text:p>
          </table:table-cell>
          <table:table-cell/>
          <table:table-cell office:value-type="string" calcext:value-type="string">
            <text:p>0.994420,-0.053724,0.090784,4.955229,0.061954,0.993979,-0.090409,8.975059,-0.085380,0.095529,0.991756,9.531173,0.000000,0.000000,0.000000,1.000000</text:p>
          </table:table-cell>
          <table:table-cell/>
          <table:table-cell office:value-type="float" office:value="0.99442" calcext:value-type="float">
            <text:p>0.99442</text:p>
          </table:table-cell>
          <table:table-cell office:value-type="float" office:value="-0.053724" calcext:value-type="float">
            <text:p>-0.053724</text:p>
          </table:table-cell>
          <table:table-cell office:value-type="float" office:value="0.090784" calcext:value-type="float">
            <text:p>0.090784</text:p>
          </table:table-cell>
          <table:table-cell office:value-type="float" office:value="4.955229" calcext:value-type="float">
            <text:p>4.955229</text:p>
          </table:table-cell>
          <table:table-cell/>
          <table:table-cell table:formula="of:= (COS([.G5]) - SIN([.H5]) + SIN([.G6]) + COS([.H6])) / PI()" office:value-type="float" office:value="0.406879481051744" calcext:value-type="float">
            <text:p>0.406879481051744</text:p>
          </table:table-cell>
          <table:table-cell table:formula="of:= (COS([.F4]) + SIN([.H4]) - SIN([.F6]) + COS([.H6])) / PI()" office:value-type="float" office:value="0.403663372327838" calcext:value-type="float">
            <text:p>0.403663372327838</text:p>
          </table:table-cell>
          <table:table-cell table:formula="of:= (COS([.F4]) - SIN([.G4]) + SIN([.F5]) + COS([.G5])) / PI()" office:value-type="float" office:value="0.383869242199677" calcext:value-type="float">
            <text:p>0.383869242199677</text:p>
          </table:table-cell>
          <table:table-cell/>
          <table:table-cell table:formula="of:= [.I4]" office:value-type="float" office:value="4.955229" calcext:value-type="float">
            <text:p>4.955229</text:p>
          </table:table-cell>
          <table:table-cell table:formula="of:= [.I5]" office:value-type="float" office:value="8.975059" calcext:value-type="float">
            <text:p>8.975059</text:p>
          </table:table-cell>
          <table:table-cell table:formula="of:= [.I6]" office:value-type="float" office:value="9.531173" calcext:value-type="float">
            <text:p>9.531173</text:p>
          </table:table-cell>
          <table:table-cell/>
          <table:table-cell table:formula="of:= [.F4]" office:value-type="float" office:value="0.99442" calcext:value-type="float">
            <text:p>0.99442</text:p>
          </table:table-cell>
          <table:table-cell table:formula="of:= [.G5]" office:value-type="float" office:value="0.993979" calcext:value-type="float">
            <text:p>0.993979</text:p>
          </table:table-cell>
          <table:table-cell table:formula="of:= [.H6]" office:value-type="float" office:value="0.991756" calcext:value-type="float">
            <text:p>0.991756</text:p>
          </table:table-cell>
          <table:table-cell/>
          <table:table-cell office:value-type="float" office:value="0.57287" calcext:value-type="float">
            <text:p>0.57287</text:p>
          </table:table-cell>
        </table:table-row>
        <table:table-row table:style-name="ro1">
          <table:table-cell table:number-columns-repeated="5"/>
          <table:table-cell office:value-type="float" office:value="0.061954" calcext:value-type="float">
            <text:p>0.061954</text:p>
          </table:table-cell>
          <table:table-cell office:value-type="float" office:value="0.993979" calcext:value-type="float">
            <text:p>0.993979</text:p>
          </table:table-cell>
          <table:table-cell office:value-type="float" office:value="-0.090409" calcext:value-type="float">
            <text:p>-0.090409</text:p>
          </table:table-cell>
          <table:table-cell office:value-type="float" office:value="8.975059" calcext:value-type="float">
            <text:p>8.975059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float" office:value="-0.08538" calcext:value-type="float">
            <text:p>-0.08538</text:p>
          </table:table-cell>
          <table:table-cell office:value-type="float" office:value="0.095529" calcext:value-type="float">
            <text:p>0.095529</text:p>
          </table:table-cell>
          <table:table-cell office:value-type="float" office:value="0.991756" calcext:value-type="float">
            <text:p>0.991756</text:p>
          </table:table-cell>
          <table:table-cell office:value-type="float" office:value="9.531173" calcext:value-type="float">
            <text:p>9.531173</text:p>
          </table:table-cell>
          <table:table-cell table:number-columns-repeated="14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1, 2</text:p>
          </table:table-cell>
          <table:table-cell/>
          <table:table-cell office:value-type="string" calcext:value-type="string">
            <text:p>0.994795,-0.054142,0.086323,5.638107,0.062271,0.993585,-0.094441,9.290611,-0.080656,0.099325,0.991779,10.052065,0.000000,0.000000,0.000000,1.000000</text:p>
          </table:table-cell>
          <table:table-cell/>
          <table:table-cell office:value-type="float" office:value="0.994795" calcext:value-type="float">
            <text:p>0.994795</text:p>
          </table:table-cell>
          <table:table-cell office:value-type="float" office:value="-0.054142" calcext:value-type="float">
            <text:p>-0.054142</text:p>
          </table:table-cell>
          <table:table-cell office:value-type="float" office:value="0.086323" calcext:value-type="float">
            <text:p>0.086323</text:p>
          </table:table-cell>
          <table:table-cell office:value-type="float" office:value="5.638107" calcext:value-type="float">
            <text:p>5.638107</text:p>
          </table:table-cell>
          <table:table-cell/>
          <table:table-cell table:formula="of:= (COS([.G10]) - SIN([.H10]) + SIN([.G11]) + COS([.H11])) / PI()" office:value-type="float" office:value="0.409458982509614" calcext:value-type="float">
            <text:p>0.409458982509614</text:p>
          </table:table-cell>
          <table:table-cell table:formula="of:= (COS([.F9]) + SIN([.H9]) - SIN([.F11]) + COS([.H11])) / PI()" office:value-type="float" office:value="0.400644219549183" calcext:value-type="float">
            <text:p>0.400644219549183</text:p>
          </table:table-cell>
          <table:table-cell table:formula="of:= (COS([.F9]) - SIN([.G9]) + SIN([.F10]) + COS([.G10])) / PI()" office:value-type="float" office:value="0.38410782690596" calcext:value-type="float">
            <text:p>0.38410782690596</text:p>
          </table:table-cell>
          <table:table-cell/>
          <table:table-cell table:formula="of:= [.I9]" office:value-type="float" office:value="5.638107" calcext:value-type="float">
            <text:p>5.638107</text:p>
          </table:table-cell>
          <table:table-cell table:formula="of:= [.I10]" office:value-type="float" office:value="9.290611" calcext:value-type="float">
            <text:p>9.290611</text:p>
          </table:table-cell>
          <table:table-cell table:formula="of:= [.I11]" office:value-type="float" office:value="10.052065" calcext:value-type="float">
            <text:p>10.052065</text:p>
          </table:table-cell>
          <table:table-cell/>
          <table:table-cell table:formula="of:= [.F9]" office:value-type="float" office:value="0.994795" calcext:value-type="float">
            <text:p>0.994795</text:p>
          </table:table-cell>
          <table:table-cell table:formula="of:= [.G10]" office:value-type="float" office:value="0.993585" calcext:value-type="float">
            <text:p>0.993585</text:p>
          </table:table-cell>
          <table:table-cell table:formula="of:= [.H11]" office:value-type="float" office:value="0.991779" calcext:value-type="float">
            <text:p>0.991779</text:p>
          </table:table-cell>
          <table:table-cell/>
          <table:table-cell office:value-type="float" office:value="0.382069" calcext:value-type="float">
            <text:p>0.382069</text:p>
          </table:table-cell>
        </table:table-row>
        <table:table-row table:style-name="ro1">
          <table:table-cell table:number-columns-repeated="5"/>
          <table:table-cell office:value-type="float" office:value="0.062271" calcext:value-type="float">
            <text:p>0.062271</text:p>
          </table:table-cell>
          <table:table-cell office:value-type="float" office:value="0.993585" calcext:value-type="float">
            <text:p>0.993585</text:p>
          </table:table-cell>
          <table:table-cell office:value-type="float" office:value="-0.094441" calcext:value-type="float">
            <text:p>-0.094441</text:p>
          </table:table-cell>
          <table:table-cell office:value-type="float" office:value="9.290611" calcext:value-type="float">
            <text:p>9.290611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float" office:value="-0.080656" calcext:value-type="float">
            <text:p>-0.080656</text:p>
          </table:table-cell>
          <table:table-cell office:value-type="float" office:value="0.099325" calcext:value-type="float">
            <text:p>0.099325</text:p>
          </table:table-cell>
          <table:table-cell office:value-type="float" office:value="0.991779" calcext:value-type="float">
            <text:p>0.991779</text:p>
          </table:table-cell>
          <table:table-cell office:value-type="float" office:value="10.052065" calcext:value-type="float">
            <text:p>10.052065</text:p>
          </table:table-cell>
          <table:table-cell table:number-columns-repeated="14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2, 3</text:p>
          </table:table-cell>
          <table:table-cell/>
          <table:table-cell office:value-type="string" calcext:value-type="string">
            <text:p>0.995106,-0.054498,0.082429,6.309656,0.062453,0.993305,-0.097230,9.413668,-0.076578,0.101902,0.991841,10.603130,0.000000,0.000000,0.000000,1.000000</text:p>
          </table:table-cell>
          <table:table-cell/>
          <table:table-cell office:value-type="float" office:value="0.995106" calcext:value-type="float">
            <text:p>0.995106</text:p>
          </table:table-cell>
          <table:table-cell office:value-type="float" office:value="-0.054498" calcext:value-type="float">
            <text:p>-0.054498</text:p>
          </table:table-cell>
          <table:table-cell office:value-type="float" office:value="0.082429" calcext:value-type="float">
            <text:p>0.082429</text:p>
          </table:table-cell>
          <table:table-cell office:value-type="float" office:value="6.309656" calcext:value-type="float">
            <text:p>6.309656</text:p>
          </table:table-cell>
          <table:table-cell/>
          <table:table-cell table:formula="of:= (COS([.G15]) - SIN([.H15]) + SIN([.G16]) + COS([.H16])) / PI()" office:value-type="float" office:value="0.411216972344385" calcext:value-type="float">
            <text:p>0.411216972344385</text:p>
          </table:table-cell>
          <table:table-cell table:formula="of:= (COS([.F14]) + SIN([.H14]) - SIN([.F16]) + COS([.H16])) / PI()" office:value-type="float" office:value="0.398015525284104" calcext:value-type="float">
            <text:p>0.398015525284104</text:p>
          </table:table-cell>
          <table:table-cell table:formula="of:= (COS([.F14]) - SIN([.G14]) + SIN([.F15]) + COS([.G15])) / PI()" office:value-type="float" office:value="0.384270448440314" calcext:value-type="float">
            <text:p>0.384270448440314</text:p>
          </table:table-cell>
          <table:table-cell/>
          <table:table-cell table:formula="of:= [.I14]" office:value-type="float" office:value="6.309656" calcext:value-type="float">
            <text:p>6.309656</text:p>
          </table:table-cell>
          <table:table-cell table:formula="of:= [.I15]" office:value-type="float" office:value="9.413668" calcext:value-type="float">
            <text:p>9.413668</text:p>
          </table:table-cell>
          <table:table-cell table:formula="of:= [.I16]" office:value-type="float" office:value="10.60313" calcext:value-type="float">
            <text:p>10.60313</text:p>
          </table:table-cell>
          <table:table-cell/>
          <table:table-cell table:formula="of:= [.F14]" office:value-type="float" office:value="0.995106" calcext:value-type="float">
            <text:p>0.995106</text:p>
          </table:table-cell>
          <table:table-cell table:formula="of:= [.G15]" office:value-type="float" office:value="0.993305" calcext:value-type="float">
            <text:p>0.993305</text:p>
          </table:table-cell>
          <table:table-cell table:formula="of:= [.H16]" office:value-type="float" office:value="0.991841" calcext:value-type="float">
            <text:p>0.991841</text:p>
          </table:table-cell>
          <table:table-cell/>
          <table:table-cell office:value-type="float" office:value="0.258053" calcext:value-type="float">
            <text:p>0.258053</text:p>
          </table:table-cell>
        </table:table-row>
        <table:table-row table:style-name="ro1">
          <table:table-cell table:number-columns-repeated="5"/>
          <table:table-cell office:value-type="float" office:value="0.062453" calcext:value-type="float">
            <text:p>0.062453</text:p>
          </table:table-cell>
          <table:table-cell office:value-type="float" office:value="0.993305" calcext:value-type="float">
            <text:p>0.993305</text:p>
          </table:table-cell>
          <table:table-cell office:value-type="float" office:value="-0.09723" calcext:value-type="float">
            <text:p>-0.09723</text:p>
          </table:table-cell>
          <table:table-cell office:value-type="float" office:value="9.413668" calcext:value-type="float">
            <text:p>9.413668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float" office:value="-0.076578" calcext:value-type="float">
            <text:p>-0.076578</text:p>
          </table:table-cell>
          <table:table-cell office:value-type="float" office:value="0.101902" calcext:value-type="float">
            <text:p>0.101902</text:p>
          </table:table-cell>
          <table:table-cell office:value-type="float" office:value="0.991841" calcext:value-type="float">
            <text:p>0.991841</text:p>
          </table:table-cell>
          <table:table-cell office:value-type="float" office:value="10.60313" calcext:value-type="float">
            <text:p>10.60313</text:p>
          </table:table-cell>
          <table:table-cell table:number-columns-repeated="14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3, 4</text:p>
          </table:table-cell>
          <table:table-cell/>
          <table:table-cell office:value-type="string" calcext:value-type="string">
            <text:p>0.995346,-0.055225,0.078975,6.981180,0.062951,0.993105,-0.098941,9.339505,-0.072966,0.103452,0.991953,11.118762,0.000000,0.000000,0.000000,1.000000</text:p>
          </table:table-cell>
          <table:table-cell/>
          <table:table-cell office:value-type="float" office:value="0.995346" calcext:value-type="float">
            <text:p>0.995346</text:p>
          </table:table-cell>
          <table:table-cell office:value-type="float" office:value="-0.055225" calcext:value-type="float">
            <text:p>-0.055225</text:p>
          </table:table-cell>
          <table:table-cell office:value-type="float" office:value="0.078975" calcext:value-type="float">
            <text:p>0.078975</text:p>
          </table:table-cell>
          <table:table-cell office:value-type="float" office:value="6.98118" calcext:value-type="float">
            <text:p>6.98118</text:p>
          </table:table-cell>
          <table:table-cell/>
          <table:table-cell table:formula="of:= (COS([.G20]) - SIN([.H20]) + SIN([.G21]) + COS([.H21])) / PI()" office:value-type="float" office:value="0.41227325730901" calcext:value-type="float">
            <text:p>0.41227325730901</text:p>
          </table:table-cell>
          <table:table-cell table:formula="of:= (COS([.F19]) + SIN([.H19]) - SIN([.F21]) + COS([.H21])) / PI()" office:value-type="float" office:value="0.39567921175207" calcext:value-type="float">
            <text:p>0.39567921175207</text:p>
          </table:table-cell>
          <table:table-cell table:formula="of:= (COS([.F19]) - SIN([.G19]) + SIN([.F20]) + COS([.G20])) / PI()" office:value-type="float" office:value="0.384648967255781" calcext:value-type="float">
            <text:p>0.384648967255781</text:p>
          </table:table-cell>
          <table:table-cell/>
          <table:table-cell table:formula="of:= [.I19]" office:value-type="float" office:value="6.98118" calcext:value-type="float">
            <text:p>6.98118</text:p>
          </table:table-cell>
          <table:table-cell table:formula="of:= [.I20]" office:value-type="float" office:value="9.339505" calcext:value-type="float">
            <text:p>9.339505</text:p>
          </table:table-cell>
          <table:table-cell table:formula="of:= [.I21]" office:value-type="float" office:value="11.118762" calcext:value-type="float">
            <text:p>11.118762</text:p>
          </table:table-cell>
          <table:table-cell/>
          <table:table-cell table:formula="of:= [.F19]" office:value-type="float" office:value="0.995346" calcext:value-type="float">
            <text:p>0.995346</text:p>
          </table:table-cell>
          <table:table-cell table:formula="of:= [.G20]" office:value-type="float" office:value="0.993105" calcext:value-type="float">
            <text:p>0.993105</text:p>
          </table:table-cell>
          <table:table-cell table:formula="of:= [.H21]" office:value-type="float" office:value="0.991953" calcext:value-type="float">
            <text:p>0.991953</text:p>
          </table:table-cell>
          <table:table-cell/>
          <table:table-cell office:value-type="float" office:value="0.247165" calcext:value-type="float">
            <text:p>0.247165</text:p>
          </table:table-cell>
        </table:table-row>
        <table:table-row table:style-name="ro1">
          <table:table-cell table:number-columns-repeated="5"/>
          <table:table-cell office:value-type="float" office:value="0.062951" calcext:value-type="float">
            <text:p>0.062951</text:p>
          </table:table-cell>
          <table:table-cell office:value-type="float" office:value="0.993105" calcext:value-type="float">
            <text:p>0.993105</text:p>
          </table:table-cell>
          <table:table-cell office:value-type="float" office:value="-0.098941" calcext:value-type="float">
            <text:p>-0.098941</text:p>
          </table:table-cell>
          <table:table-cell office:value-type="float" office:value="9.339505" calcext:value-type="float">
            <text:p>9.339505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float" office:value="-0.072966" calcext:value-type="float">
            <text:p>-0.072966</text:p>
          </table:table-cell>
          <table:table-cell office:value-type="float" office:value="0.103452" calcext:value-type="float">
            <text:p>0.103452</text:p>
          </table:table-cell>
          <table:table-cell office:value-type="float" office:value="0.991953" calcext:value-type="float">
            <text:p>0.991953</text:p>
          </table:table-cell>
          <table:table-cell office:value-type="float" office:value="11.118762" calcext:value-type="float">
            <text:p>11.118762</text:p>
          </table:table-cell>
          <table:table-cell table:number-columns-repeated="14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4, 5</text:p>
          </table:table-cell>
          <table:table-cell/>
          <table:table-cell office:value-type="string" calcext:value-type="string">
            <text:p>0.995527,-0.056366,0.075825,7.628050,0.063815,0.992973,-0.099705,9.083916,-0.069672,0.104098,0.992122,11.550898,0.000000,0.000000,0.000000,1.000000</text:p>
          </table:table-cell>
          <table:table-cell/>
          <table:table-cell office:value-type="float" office:value="0.995527" calcext:value-type="float">
            <text:p>0.995527</text:p>
          </table:table-cell>
          <table:table-cell office:value-type="float" office:value="-0.056366" calcext:value-type="float">
            <text:p>-0.056366</text:p>
          </table:table-cell>
          <table:table-cell office:value-type="float" office:value="0.075825" calcext:value-type="float">
            <text:p>0.075825</text:p>
          </table:table-cell>
          <table:table-cell office:value-type="float" office:value="7.62805" calcext:value-type="float">
            <text:p>7.62805</text:p>
          </table:table-cell>
          <table:table-cell/>
          <table:table-cell table:formula="of:= (COS([.G25]) - SIN([.H25]) + SIN([.G26]) + COS([.H26])) / PI()" office:value-type="float" office:value="0.412709933037737" calcext:value-type="float">
            <text:p>0.412709933037737</text:p>
          </table:table-cell>
          <table:table-cell table:formula="of:= (COS([.F24]) + SIN([.H24]) - SIN([.F26]) + COS([.H26])) / PI()" office:value-type="float" office:value="0.393540319515483" calcext:value-type="float">
            <text:p>0.393540319515483</text:p>
          </table:table-cell>
          <table:table-cell table:formula="of:= (COS([.F24]) - SIN([.G24]) + SIN([.F25]) + COS([.G25])) / PI()" office:value-type="float" office:value="0.385272920216193" calcext:value-type="float">
            <text:p>0.385272920216193</text:p>
          </table:table-cell>
          <table:table-cell/>
          <table:table-cell table:formula="of:= [.I24]" office:value-type="float" office:value="7.62805" calcext:value-type="float">
            <text:p>7.62805</text:p>
          </table:table-cell>
          <table:table-cell table:formula="of:= [.I25]" office:value-type="float" office:value="9.083916" calcext:value-type="float">
            <text:p>9.083916</text:p>
          </table:table-cell>
          <table:table-cell table:formula="of:= [.I26]" office:value-type="float" office:value="11.550898" calcext:value-type="float">
            <text:p>11.550898</text:p>
          </table:table-cell>
          <table:table-cell/>
          <table:table-cell table:formula="of:= [.F24]" office:value-type="float" office:value="0.995527" calcext:value-type="float">
            <text:p>0.995527</text:p>
          </table:table-cell>
          <table:table-cell table:formula="of:= [.G25]" office:value-type="float" office:value="0.992973" calcext:value-type="float">
            <text:p>0.992973</text:p>
          </table:table-cell>
          <table:table-cell table:formula="of:= [.H26]" office:value-type="float" office:value="0.992122" calcext:value-type="float">
            <text:p>0.992122</text:p>
          </table:table-cell>
          <table:table-cell/>
          <table:table-cell office:value-type="float" office:value="0.310487" calcext:value-type="float">
            <text:p>0.310487</text:p>
          </table:table-cell>
        </table:table-row>
        <table:table-row table:style-name="ro1">
          <table:table-cell table:number-columns-repeated="5"/>
          <table:table-cell office:value-type="float" office:value="0.063815" calcext:value-type="float">
            <text:p>0.063815</text:p>
          </table:table-cell>
          <table:table-cell office:value-type="float" office:value="0.992973" calcext:value-type="float">
            <text:p>0.992973</text:p>
          </table:table-cell>
          <table:table-cell office:value-type="float" office:value="-0.099705" calcext:value-type="float">
            <text:p>-0.099705</text:p>
          </table:table-cell>
          <table:table-cell office:value-type="float" office:value="9.083916" calcext:value-type="float">
            <text:p>9.083916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float" office:value="-0.069672" calcext:value-type="float">
            <text:p>-0.069672</text:p>
          </table:table-cell>
          <table:table-cell office:value-type="float" office:value="0.104098" calcext:value-type="float">
            <text:p>0.104098</text:p>
          </table:table-cell>
          <table:table-cell office:value-type="float" office:value="0.992122" calcext:value-type="float">
            <text:p>0.992122</text:p>
          </table:table-cell>
          <table:table-cell office:value-type="float" office:value="11.550898" calcext:value-type="float">
            <text:p>11.550898</text:p>
          </table:table-cell>
          <table:table-cell table:number-columns-repeated="14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5, 6</text:p>
          </table:table-cell>
          <table:table-cell/>
          <table:table-cell office:value-type="string" calcext:value-type="string">
            <text:p>0.995626,-0.059316,0.072192,8.250182,0.066427,0.992727,-0.100453,8.644281,-0.065707,0.104809,0.992318,11.827806,0.000000,0.000000,0.000000,1.000000</text:p>
          </table:table-cell>
          <table:table-cell/>
          <table:table-cell office:value-type="float" office:value="0.995626" calcext:value-type="float">
            <text:p>0.995626</text:p>
          </table:table-cell>
          <table:table-cell office:value-type="float" office:value="-0.059316" calcext:value-type="float">
            <text:p>-0.059316</text:p>
          </table:table-cell>
          <table:table-cell office:value-type="float" office:value="0.072192" calcext:value-type="float">
            <text:p>0.072192</text:p>
          </table:table-cell>
          <table:table-cell office:value-type="float" office:value="8.250182" calcext:value-type="float">
            <text:p>8.250182</text:p>
          </table:table-cell>
          <table:table-cell/>
          <table:table-cell table:formula="of:= (COS([.G30]) - SIN([.H30]) + SIN([.G31]) + COS([.H31])) / PI()" office:value-type="float" office:value="0.413185274364363" calcext:value-type="float">
            <text:p>0.413185274364363</text:p>
          </table:table-cell>
          <table:table-cell table:formula="of:= (COS([.F29]) + SIN([.H29]) - SIN([.F31]) + COS([.H31])) / PI()" office:value-type="float" office:value="0.391049182398748" calcext:value-type="float">
            <text:p>0.391049182398748</text:p>
          </table:table-cell>
          <table:table-cell table:formula="of:= (COS([.F29]) - SIN([.G29]) + SIN([.F30]) + COS([.G30])) / PI()" office:value-type="float" office:value="0.387079171708667" calcext:value-type="float">
            <text:p>0.387079171708667</text:p>
          </table:table-cell>
          <table:table-cell/>
          <table:table-cell table:formula="of:= [.I29]" office:value-type="float" office:value="8.250182" calcext:value-type="float">
            <text:p>8.250182</text:p>
          </table:table-cell>
          <table:table-cell table:formula="of:= [.I30]" office:value-type="float" office:value="8.644281" calcext:value-type="float">
            <text:p>8.644281</text:p>
          </table:table-cell>
          <table:table-cell table:formula="of:= [.I31]" office:value-type="float" office:value="11.827806" calcext:value-type="float">
            <text:p>11.827806</text:p>
          </table:table-cell>
          <table:table-cell/>
          <table:table-cell table:formula="of:= [.F29]" office:value-type="float" office:value="0.995626" calcext:value-type="float">
            <text:p>0.995626</text:p>
          </table:table-cell>
          <table:table-cell table:formula="of:= [.G30]" office:value-type="float" office:value="0.992727" calcext:value-type="float">
            <text:p>0.992727</text:p>
          </table:table-cell>
          <table:table-cell table:formula="of:= [.H31]" office:value-type="float" office:value="0.992318" calcext:value-type="float">
            <text:p>0.992318</text:p>
          </table:table-cell>
          <table:table-cell/>
          <table:table-cell office:value-type="float" office:value="0.806722" calcext:value-type="float">
            <text:p>0.806722</text:p>
          </table:table-cell>
        </table:table-row>
        <table:table-row table:style-name="ro1">
          <table:table-cell table:number-columns-repeated="5"/>
          <table:table-cell office:value-type="float" office:value="0.066427" calcext:value-type="float">
            <text:p>0.066427</text:p>
          </table:table-cell>
          <table:table-cell office:value-type="float" office:value="0.992727" calcext:value-type="float">
            <text:p>0.992727</text:p>
          </table:table-cell>
          <table:table-cell office:value-type="float" office:value="-0.100453" calcext:value-type="float">
            <text:p>-0.100453</text:p>
          </table:table-cell>
          <table:table-cell office:value-type="float" office:value="8.644281" calcext:value-type="float">
            <text:p>8.644281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float" office:value="-0.065707" calcext:value-type="float">
            <text:p>-0.065707</text:p>
          </table:table-cell>
          <table:table-cell office:value-type="float" office:value="0.104809" calcext:value-type="float">
            <text:p>0.104809</text:p>
          </table:table-cell>
          <table:table-cell office:value-type="float" office:value="0.992318" calcext:value-type="float">
            <text:p>0.992318</text:p>
          </table:table-cell>
          <table:table-cell office:value-type="float" office:value="11.827806" calcext:value-type="float">
            <text:p>11.827806</text:p>
          </table:table-cell>
          <table:table-cell table:number-columns-repeated="14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6, 7</text:p>
          </table:table-cell>
          <table:table-cell/>
          <table:table-cell office:value-type="string" calcext:value-type="string">
            <text:p>0.995670,-0.063809,0.067613,8.840562,0.070509,0.992304,-0.101837,8.099071,-0.060594,0.106164,0.992499,11.915884,0.000000,0.000000,0.000000,1.000000</text:p>
          </table:table-cell>
          <table:table-cell/>
          <table:table-cell office:value-type="float" office:value="0.99567" calcext:value-type="float">
            <text:p>0.99567</text:p>
          </table:table-cell>
          <table:table-cell office:value-type="float" office:value="-0.063809" calcext:value-type="float">
            <text:p>-0.063809</text:p>
          </table:table-cell>
          <table:table-cell office:value-type="float" office:value="0.067613" calcext:value-type="float">
            <text:p>0.067613</text:p>
          </table:table-cell>
          <table:table-cell office:value-type="float" office:value="8.840562" calcext:value-type="float">
            <text:p>8.840562</text:p>
          </table:table-cell>
          <table:table-cell/>
          <table:table-cell table:formula="of:= (COS([.G35]) - SIN([.H35]) + SIN([.G36]) + COS([.H36])) / PI()" office:value-type="float" office:value="0.41411698550175" calcext:value-type="float">
            <text:p>0.41411698550175</text:p>
          </table:table-cell>
          <table:table-cell table:formula="of:= (COS([.F34]) + SIN([.H34]) - SIN([.F36]) + COS([.H36])) / PI()" office:value-type="float" office:value="0.387910934622973" calcext:value-type="float">
            <text:p>0.387910934622973</text:p>
          </table:table-cell>
          <table:table-cell table:formula="of:= (COS([.F34]) - SIN([.G34]) + SIN([.F35]) + COS([.G35])) / PI()" office:value-type="float" office:value="0.389903923214408" calcext:value-type="float">
            <text:p>0.389903923214408</text:p>
          </table:table-cell>
          <table:table-cell/>
          <table:table-cell table:formula="of:= [.I34]" office:value-type="float" office:value="8.840562" calcext:value-type="float">
            <text:p>8.840562</text:p>
          </table:table-cell>
          <table:table-cell table:formula="of:= [.I35]" office:value-type="float" office:value="8.099071" calcext:value-type="float">
            <text:p>8.099071</text:p>
          </table:table-cell>
          <table:table-cell table:formula="of:= [.I36]" office:value-type="float" office:value="11.915884" calcext:value-type="float">
            <text:p>11.915884</text:p>
          </table:table-cell>
          <table:table-cell/>
          <table:table-cell table:formula="of:= [.F34]" office:value-type="float" office:value="0.99567" calcext:value-type="float">
            <text:p>0.99567</text:p>
          </table:table-cell>
          <table:table-cell table:formula="of:= [.G35]" office:value-type="float" office:value="0.992304" calcext:value-type="float">
            <text:p>0.992304</text:p>
          </table:table-cell>
          <table:table-cell table:formula="of:= [.H36]" office:value-type="float" office:value="0.992499" calcext:value-type="float">
            <text:p>0.992499</text:p>
          </table:table-cell>
          <table:table-cell/>
          <table:table-cell office:value-type="float" office:value="1.622736" calcext:value-type="float">
            <text:p>1.622736</text:p>
          </table:table-cell>
        </table:table-row>
        <table:table-row table:style-name="ro1">
          <table:table-cell table:number-columns-repeated="5"/>
          <table:table-cell office:value-type="float" office:value="0.070509" calcext:value-type="float">
            <text:p>0.070509</text:p>
          </table:table-cell>
          <table:table-cell office:value-type="float" office:value="0.992304" calcext:value-type="float">
            <text:p>0.992304</text:p>
          </table:table-cell>
          <table:table-cell office:value-type="float" office:value="-0.101837" calcext:value-type="float">
            <text:p>-0.101837</text:p>
          </table:table-cell>
          <table:table-cell office:value-type="float" office:value="8.099071" calcext:value-type="float">
            <text:p>8.099071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float" office:value="-0.060594" calcext:value-type="float">
            <text:p>-0.060594</text:p>
          </table:table-cell>
          <table:table-cell office:value-type="float" office:value="0.106164" calcext:value-type="float">
            <text:p>0.106164</text:p>
          </table:table-cell>
          <table:table-cell office:value-type="float" office:value="0.992499" calcext:value-type="float">
            <text:p>0.992499</text:p>
          </table:table-cell>
          <table:table-cell office:value-type="float" office:value="11.915884" calcext:value-type="float">
            <text:p>11.915884</text:p>
          </table:table-cell>
          <table:table-cell table:number-columns-repeated="14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7, 8</text:p>
          </table:table-cell>
          <table:table-cell/>
          <table:table-cell office:value-type="string" calcext:value-type="string">
            <text:p>0.995673,-0.069480,0.061722,9.309746,0.075681,0.991637,-0.104584,7.413734,-0.053939,0.108803,0.992598,11.798303,0.000000,0.000000,0.000000,1.000000</text:p>
          </table:table-cell>
          <table:table-cell/>
          <table:table-cell office:value-type="float" office:value="0.995673" calcext:value-type="float">
            <text:p>0.995673</text:p>
          </table:table-cell>
          <table:table-cell office:value-type="float" office:value="-0.06948" calcext:value-type="float">
            <text:p>-0.06948</text:p>
          </table:table-cell>
          <table:table-cell office:value-type="float" office:value="0.061722" calcext:value-type="float">
            <text:p>0.061722</text:p>
          </table:table-cell>
          <table:table-cell office:value-type="float" office:value="9.309746" calcext:value-type="float">
            <text:p>9.309746</text:p>
          </table:table-cell>
          <table:table-cell/>
          <table:table-cell table:formula="of:= (COS([.G40]) - SIN([.H40]) + SIN([.G41]) + COS([.H41])) / PI()" office:value-type="float" office:value="0.415973240101005" calcext:value-type="float">
            <text:p>0.415973240101005</text:p>
          </table:table-cell>
          <table:table-cell table:formula="of:= (COS([.F39]) + SIN([.H39]) - SIN([.F41]) + COS([.H41])) / PI()" office:value-type="float" office:value="0.383897626758559" calcext:value-type="float">
            <text:p>0.383897626758559</text:p>
          </table:table-cell>
          <table:table-cell table:formula="of:= (COS([.F39]) - SIN([.G39]) + SIN([.F40]) + COS([.G40])) / PI()" office:value-type="float" office:value="0.393523876601916" calcext:value-type="float">
            <text:p>0.393523876601916</text:p>
          </table:table-cell>
          <table:table-cell/>
          <table:table-cell table:formula="of:= [.I39]" office:value-type="float" office:value="9.309746" calcext:value-type="float">
            <text:p>9.309746</text:p>
          </table:table-cell>
          <table:table-cell table:formula="of:= [.I40]" office:value-type="float" office:value="7.413734" calcext:value-type="float">
            <text:p>7.413734</text:p>
          </table:table-cell>
          <table:table-cell table:formula="of:= [.I41]" office:value-type="float" office:value="11.798303" calcext:value-type="float">
            <text:p>11.798303</text:p>
          </table:table-cell>
          <table:table-cell/>
          <table:table-cell table:formula="of:= [.F39]" office:value-type="float" office:value="0.995673" calcext:value-type="float">
            <text:p>0.995673</text:p>
          </table:table-cell>
          <table:table-cell table:formula="of:= [.G40]" office:value-type="float" office:value="0.991637" calcext:value-type="float">
            <text:p>0.991637</text:p>
          </table:table-cell>
          <table:table-cell table:formula="of:= [.H41]" office:value-type="float" office:value="0.992598" calcext:value-type="float">
            <text:p>0.992598</text:p>
          </table:table-cell>
          <table:table-cell/>
          <table:table-cell office:value-type="float" office:value="3.209877" calcext:value-type="float">
            <text:p>3.209877</text:p>
          </table:table-cell>
        </table:table-row>
        <table:table-row table:style-name="ro1">
          <table:table-cell table:number-columns-repeated="5"/>
          <table:table-cell office:value-type="float" office:value="0.075681" calcext:value-type="float">
            <text:p>0.075681</text:p>
          </table:table-cell>
          <table:table-cell office:value-type="float" office:value="0.991637" calcext:value-type="float">
            <text:p>0.991637</text:p>
          </table:table-cell>
          <table:table-cell office:value-type="float" office:value="-0.104584" calcext:value-type="float">
            <text:p>-0.104584</text:p>
          </table:table-cell>
          <table:table-cell office:value-type="float" office:value="7.413734" calcext:value-type="float">
            <text:p>7.413734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float" office:value="-0.053939" calcext:value-type="float">
            <text:p>-0.053939</text:p>
          </table:table-cell>
          <table:table-cell office:value-type="float" office:value="0.108803" calcext:value-type="float">
            <text:p>0.108803</text:p>
          </table:table-cell>
          <table:table-cell office:value-type="float" office:value="0.992598" calcext:value-type="float">
            <text:p>0.992598</text:p>
          </table:table-cell>
          <table:table-cell office:value-type="float" office:value="11.798303" calcext:value-type="float">
            <text:p>11.798303</text:p>
          </table:table-cell>
          <table:table-cell table:number-columns-repeated="14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8, 9</text:p>
          </table:table-cell>
          <table:table-cell/>
          <table:table-cell office:value-type="string" calcext:value-type="string">
            <text:p>0.995666,-0.074968,0.055055,9.742110,0.080593,0.990851,-0.108297,6.918821,-0.046432,0.112265,0.992592,11.625865,0.000000,0.000000,0.000000,1.000000</text:p>
          </table:table-cell>
          <table:table-cell/>
          <table:table-cell office:value-type="float" office:value="0.995666" calcext:value-type="float">
            <text:p>0.995666</text:p>
          </table:table-cell>
          <table:table-cell office:value-type="float" office:value="-0.074968" calcext:value-type="float">
            <text:p>-0.074968</text:p>
          </table:table-cell>
          <table:table-cell office:value-type="float" office:value="0.055055" calcext:value-type="float">
            <text:p>0.055055</text:p>
          </table:table-cell>
          <table:table-cell office:value-type="float" office:value="9.74211" calcext:value-type="float">
            <text:p>9.74211</text:p>
          </table:table-cell>
          <table:table-cell/>
          <table:table-cell table:formula="of:= (COS([.G45]) - SIN([.H45]) + SIN([.G46]) + COS([.H46])) / PI()" office:value-type="float" office:value="0.418454635098463" calcext:value-type="float">
            <text:p>0.418454635098463</text:p>
          </table:table-cell>
          <table:table-cell table:formula="of:= (COS([.F44]) + SIN([.H44]) - SIN([.F46]) + COS([.H46])) / PI()" office:value-type="float" office:value="0.379396006031917" calcext:value-type="float">
            <text:p>0.379396006031917</text:p>
          </table:table-cell>
          <table:table-cell table:formula="of:= (COS([.F44]) - SIN([.G44]) + SIN([.F45]) + COS([.G45])) / PI()" office:value-type="float" office:value="0.397036177891814" calcext:value-type="float">
            <text:p>0.397036177891814</text:p>
          </table:table-cell>
          <table:table-cell/>
          <table:table-cell table:formula="of:= [.I44]" office:value-type="float" office:value="9.74211" calcext:value-type="float">
            <text:p>9.74211</text:p>
          </table:table-cell>
          <table:table-cell table:formula="of:= [.I45]" office:value-type="float" office:value="6.918821" calcext:value-type="float">
            <text:p>6.918821</text:p>
          </table:table-cell>
          <table:table-cell table:formula="of:= [.I46]" office:value-type="float" office:value="11.625865" calcext:value-type="float">
            <text:p>11.625865</text:p>
          </table:table-cell>
          <table:table-cell/>
          <table:table-cell table:formula="of:= [.F44]" office:value-type="float" office:value="0.995666" calcext:value-type="float">
            <text:p>0.995666</text:p>
          </table:table-cell>
          <table:table-cell table:formula="of:= [.G45]" office:value-type="float" office:value="0.990851" calcext:value-type="float">
            <text:p>0.990851</text:p>
          </table:table-cell>
          <table:table-cell table:formula="of:= [.H46]" office:value-type="float" office:value="0.992592" calcext:value-type="float">
            <text:p>0.992592</text:p>
          </table:table-cell>
          <table:table-cell/>
          <table:table-cell office:value-type="float" office:value="4.282692" calcext:value-type="float">
            <text:p>4.282692</text:p>
          </table:table-cell>
        </table:table-row>
        <table:table-row table:style-name="ro1">
          <table:table-cell table:number-columns-repeated="5"/>
          <table:table-cell office:value-type="float" office:value="0.080593" calcext:value-type="float">
            <text:p>0.080593</text:p>
          </table:table-cell>
          <table:table-cell office:value-type="float" office:value="0.990851" calcext:value-type="float">
            <text:p>0.990851</text:p>
          </table:table-cell>
          <table:table-cell office:value-type="float" office:value="-0.108297" calcext:value-type="float">
            <text:p>-0.108297</text:p>
          </table:table-cell>
          <table:table-cell office:value-type="float" office:value="6.918821" calcext:value-type="float">
            <text:p>6.918821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float" office:value="-0.046432" calcext:value-type="float">
            <text:p>-0.046432</text:p>
          </table:table-cell>
          <table:table-cell office:value-type="float" office:value="0.112265" calcext:value-type="float">
            <text:p>0.112265</text:p>
          </table:table-cell>
          <table:table-cell office:value-type="float" office:value="0.992592" calcext:value-type="float">
            <text:p>0.992592</text:p>
          </table:table-cell>
          <table:table-cell office:value-type="float" office:value="11.625865" calcext:value-type="float">
            <text:p>11.625865</text:p>
          </table:table-cell>
          <table:table-cell table:number-columns-repeated="14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9, 10</text:p>
          </table:table-cell>
          <table:table-cell/>
          <table:table-cell office:value-type="string" calcext:value-type="string">
            <text:p>0.995467,-0.085014,0.042665,9.725760,0.089649,0.988468,-0.122090,6.495347,-0.031793,0.125362,0.991601,12.091609,0.000000,0.000000,0.000000,1.000000</text:p>
          </table:table-cell>
          <table:table-cell/>
          <table:table-cell office:value-type="float" office:value="0.995467" calcext:value-type="float">
            <text:p>0.995467</text:p>
          </table:table-cell>
          <table:table-cell office:value-type="float" office:value="-0.085014" calcext:value-type="float">
            <text:p>-0.085014</text:p>
          </table:table-cell>
          <table:table-cell office:value-type="float" office:value="0.042665" calcext:value-type="float">
            <text:p>0.042665</text:p>
          </table:table-cell>
          <table:table-cell office:value-type="float" office:value="9.72576" calcext:value-type="float">
            <text:p>9.72576</text:p>
          </table:table-cell>
          <table:table-cell/>
          <table:table-cell table:formula="of:= (COS([.G50]) - SIN([.H50]) + SIN([.G51]) + COS([.H51])) / PI()" office:value-type="float" office:value="0.427853528987709" calcext:value-type="float">
            <text:p>0.427853528987709</text:p>
          </table:table-cell>
          <table:table-cell table:formula="of:= (COS([.F49]) + SIN([.H49]) - SIN([.F51]) + COS([.H51])) / PI()" office:value-type="float" office:value="0.37111797746175" calcext:value-type="float">
            <text:p>0.37111797746175</text:p>
          </table:table-cell>
          <table:table-cell table:formula="of:= (COS([.F49]) - SIN([.G49]) + SIN([.F50]) + COS([.G50])) / PI()" office:value-type="float" office:value="0.403783008832784" calcext:value-type="float">
            <text:p>0.403783008832784</text:p>
          </table:table-cell>
          <table:table-cell/>
          <table:table-cell table:formula="of:= [.I49]" office:value-type="float" office:value="9.72576" calcext:value-type="float">
            <text:p>9.72576</text:p>
          </table:table-cell>
          <table:table-cell table:formula="of:= [.I50]" office:value-type="float" office:value="6.495347" calcext:value-type="float">
            <text:p>6.495347</text:p>
          </table:table-cell>
          <table:table-cell table:formula="of:= [.I51]" office:value-type="float" office:value="12.091609" calcext:value-type="float">
            <text:p>12.091609</text:p>
          </table:table-cell>
          <table:table-cell/>
          <table:table-cell table:formula="of:= [.F49]" office:value-type="float" office:value="0.995467" calcext:value-type="float">
            <text:p>0.995467</text:p>
          </table:table-cell>
          <table:table-cell table:formula="of:= [.G50]" office:value-type="float" office:value="0.988468" calcext:value-type="float">
            <text:p>0.988468</text:p>
          </table:table-cell>
          <table:table-cell table:formula="of:= [.H51]" office:value-type="float" office:value="0.991601" calcext:value-type="float">
            <text:p>0.991601</text:p>
          </table:table-cell>
          <table:table-cell/>
          <table:table-cell office:value-type="float" office:value="3.31061" calcext:value-type="float">
            <text:p>3.31061</text:p>
          </table:table-cell>
        </table:table-row>
        <table:table-row table:style-name="ro1">
          <table:table-cell table:number-columns-repeated="5"/>
          <table:table-cell office:value-type="float" office:value="0.089649" calcext:value-type="float">
            <text:p>0.089649</text:p>
          </table:table-cell>
          <table:table-cell office:value-type="float" office:value="0.988468" calcext:value-type="float">
            <text:p>0.988468</text:p>
          </table:table-cell>
          <table:table-cell office:value-type="float" office:value="-0.12209" calcext:value-type="float">
            <text:p>-0.12209</text:p>
          </table:table-cell>
          <table:table-cell office:value-type="float" office:value="6.495347" calcext:value-type="float">
            <text:p>6.495347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float" office:value="-0.031793" calcext:value-type="float">
            <text:p>-0.031793</text:p>
          </table:table-cell>
          <table:table-cell office:value-type="float" office:value="0.125362" calcext:value-type="float">
            <text:p>0.125362</text:p>
          </table:table-cell>
          <table:table-cell office:value-type="float" office:value="0.991601" calcext:value-type="float">
            <text:p>0.991601</text:p>
          </table:table-cell>
          <table:table-cell office:value-type="float" office:value="12.091609" calcext:value-type="float">
            <text:p>12.091609</text:p>
          </table:table-cell>
          <table:table-cell table:number-columns-repeated="14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10, 11</text:p>
          </table:table-cell>
          <table:table-cell/>
          <table:table-cell office:value-type="string" calcext:value-type="string">
            <text:p>0.995217,-0.093144,0.029522,9.313677,0.096389,0.985404,-0.140364,5.643911,-0.016016,0.142540,0.989659,13.079778,0.000000,0.000000,0.000000,1.000000</text:p>
          </table:table-cell>
          <table:table-cell/>
          <table:table-cell office:value-type="float" office:value="0.995217" calcext:value-type="float">
            <text:p>0.995217</text:p>
          </table:table-cell>
          <table:table-cell office:value-type="float" office:value="-0.093144" calcext:value-type="float">
            <text:p>-0.093144</text:p>
          </table:table-cell>
          <table:table-cell office:value-type="float" office:value="0.029522" calcext:value-type="float">
            <text:p>0.029522</text:p>
          </table:table-cell>
          <table:table-cell office:value-type="float" office:value="9.313677" calcext:value-type="float">
            <text:p>9.313677</text:p>
          </table:table-cell>
          <table:table-cell/>
          <table:table-cell table:formula="of:= (COS([.G55]) - SIN([.H55]) + SIN([.G56]) + COS([.H56])) / PI()" office:value-type="float" office:value="0.440369853110812" calcext:value-type="float">
            <text:p>0.440369853110812</text:p>
          </table:table-cell>
          <table:table-cell table:formula="of:= (COS([.F54]) + SIN([.H54]) - SIN([.F56]) + COS([.H56])) / PI()" office:value-type="float" office:value="0.362500467839064" calcext:value-type="float">
            <text:p>0.362500467839064</text:p>
          </table:table-cell>
          <table:table-cell table:formula="of:= (COS([.F54]) - SIN([.G54]) + SIN([.F55]) + COS([.G55])) / PI()" office:value-type="float" office:value="0.409377224855183" calcext:value-type="float">
            <text:p>0.409377224855183</text:p>
          </table:table-cell>
          <table:table-cell/>
          <table:table-cell table:formula="of:= [.I54]" office:value-type="float" office:value="9.313677" calcext:value-type="float">
            <text:p>9.313677</text:p>
          </table:table-cell>
          <table:table-cell table:formula="of:= [.I55]" office:value-type="float" office:value="5.643911" calcext:value-type="float">
            <text:p>5.643911</text:p>
          </table:table-cell>
          <table:table-cell table:formula="of:= [.I56]" office:value-type="float" office:value="13.079778" calcext:value-type="float">
            <text:p>13.079778</text:p>
          </table:table-cell>
          <table:table-cell/>
          <table:table-cell table:formula="of:= [.F54]" office:value-type="float" office:value="0.995217" calcext:value-type="float">
            <text:p>0.995217</text:p>
          </table:table-cell>
          <table:table-cell table:formula="of:= [.G55]" office:value-type="float" office:value="0.985404" calcext:value-type="float">
            <text:p>0.985404</text:p>
          </table:table-cell>
          <table:table-cell table:formula="of:= [.H56]" office:value-type="float" office:value="0.989659" calcext:value-type="float">
            <text:p>0.989659</text:p>
          </table:table-cell>
          <table:table-cell/>
          <table:table-cell office:value-type="float" office:value="1.978661" calcext:value-type="float">
            <text:p>1.978661</text:p>
          </table:table-cell>
        </table:table-row>
        <table:table-row table:style-name="ro1">
          <table:table-cell table:number-columns-repeated="5"/>
          <table:table-cell office:value-type="float" office:value="0.096389" calcext:value-type="float">
            <text:p>0.096389</text:p>
          </table:table-cell>
          <table:table-cell office:value-type="float" office:value="0.985404" calcext:value-type="float">
            <text:p>0.985404</text:p>
          </table:table-cell>
          <table:table-cell office:value-type="float" office:value="-0.140364" calcext:value-type="float">
            <text:p>-0.140364</text:p>
          </table:table-cell>
          <table:table-cell office:value-type="float" office:value="5.643911" calcext:value-type="float">
            <text:p>5.643911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float" office:value="-0.016016" calcext:value-type="float">
            <text:p>-0.016016</text:p>
          </table:table-cell>
          <table:table-cell office:value-type="float" office:value="0.14254" calcext:value-type="float">
            <text:p>0.14254</text:p>
          </table:table-cell>
          <table:table-cell office:value-type="float" office:value="0.989659" calcext:value-type="float">
            <text:p>0.989659</text:p>
          </table:table-cell>
          <table:table-cell office:value-type="float" office:value="13.079778" calcext:value-type="float">
            <text:p>13.079778</text:p>
          </table:table-cell>
          <table:table-cell table:number-columns-repeated="14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6">00/00/0000</text:date>, <text:time style:data-style-name="N2" text:time-value="16:39:35.7388943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3T14:01:10.217799490</meta:creation-date>
    <dc:date>2018-09-06T16:40:16.548262937</dc:date>
    <meta:editing-duration>PT35M27S</meta:editing-duration>
    <meta:editing-cycles>6</meta:editing-cycles>
    <meta:generator>LibreOffice/6.0.3.2$Linux_X86_64 LibreOffice_project/00m0$Build-2</meta:generator>
    <meta:document-statistic meta:table-count="1" meta:cell-count="321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8cm" svg:height="9.006cm" xlink:href=".." xlink:type="simple" chart:class="chart:line" chart:style-name="ch1">
        <chart:title svg:x="3.453cm" svg:y="0.316cm" chart:style-name="ch2">
          <text:p>Rotation X Over Time (radians in terms of pi)</text:p>
        </chart:title>
        <chart:plot-area chart:style-name="ch3" table:cell-range-address="Sheet1.K4:Sheet1.K4 Sheet1.K9:Sheet1.K9 Sheet1.K14:Sheet1.K14 Sheet1.K19:Sheet1.K19 Sheet1.K24:Sheet1.K24 Sheet1.K29:Sheet1.K29 Sheet1.K34:Sheet1.K34 Sheet1.K39:Sheet1.K39 Sheet1.K44:Sheet1.K44 Sheet1.K49:Sheet1.K49 Sheet1.K54:Sheet1.K54" svg:x="0.319cm" svg:y="1.275cm" svg:width="15.35cm" svg:height="7.551cm">
          <chartooo:coordinate-region svg:x="1.231cm" svg:y="1.474cm" svg:width="14.438cm" svg:height="7.153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K4:Sheet1.K4 Sheet1.K9:Sheet1.K9 Sheet1.K14:Sheet1.K14 Sheet1.K19:Sheet1.K19 Sheet1.K24:Sheet1.K24 Sheet1.K29:Sheet1.K29 Sheet1.K34:Sheet1.K34 Sheet1.K39:Sheet1.K39 Sheet1.K44:Sheet1.K44 Sheet1.K49:Sheet1.K49 Sheet1.K54:Sheet1.K54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406879481051744">
                <text:p>0.406879481051744</text:p>
                <draw:g>
                  <svg:desc>Sheet1.K4:Sheet1.K4 Sheet1.K9:Sheet1.K9 Sheet1.K14:Sheet1.K14 Sheet1.K19:Sheet1.K19 Sheet1.K24:Sheet1.K24 Sheet1.K29:Sheet1.K29 Sheet1.K34:Sheet1.K34 Sheet1.K39:Sheet1.K39 Sheet1.K44:Sheet1.K44 Sheet1.K49:Sheet1.K49 Sheet1.K54:Sheet1.K54</svg:desc>
                </draw:g>
              </table:table-cell>
              <table:table-cell office:value-type="float" office:value="0.409458982509614">
                <text:p>0.409458982509614</text:p>
              </table:table-cell>
              <table:table-cell office:value-type="float" office:value="0.411216972344385">
                <text:p>0.411216972344385</text:p>
              </table:table-cell>
              <table:table-cell office:value-type="float" office:value="0.41227325730901">
                <text:p>0.41227325730901</text:p>
              </table:table-cell>
              <table:table-cell office:value-type="float" office:value="0.412709933037737">
                <text:p>0.412709933037737</text:p>
              </table:table-cell>
              <table:table-cell office:value-type="float" office:value="0.413185274364363">
                <text:p>0.413185274364363</text:p>
              </table:table-cell>
              <table:table-cell office:value-type="float" office:value="0.41411698550175">
                <text:p>0.41411698550175</text:p>
              </table:table-cell>
              <table:table-cell office:value-type="float" office:value="0.415973240101005">
                <text:p>0.415973240101005</text:p>
              </table:table-cell>
              <table:table-cell office:value-type="float" office:value="0.418454635098463">
                <text:p>0.418454635098463</text:p>
              </table:table-cell>
              <table:table-cell office:value-type="float" office:value="0.427853528987709">
                <text:p>0.427853528987709</text:p>
              </table:table-cell>
              <table:table-cell office:value-type="float" office:value="0.440369853110812">
                <text:p>0.4403698531108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7cm" svg:height="9.005cm" xlink:href=".." xlink:type="simple" chart:class="chart:line" chart:style-name="ch1">
        <chart:title svg:x="5.7cm" svg:y="0.316cm" chart:style-name="ch2">
          <text:p>Error Over Time (mm)</text:p>
        </chart:title>
        <chart:plot-area chart:style-name="ch3" table:cell-range-address="Sheet1.W4:Sheet1.W4 Sheet1.W9:Sheet1.W9 Sheet1.W14:Sheet1.W14 Sheet1.W19:Sheet1.W19 Sheet1.W24:Sheet1.W24 Sheet1.W29:Sheet1.W29 Sheet1.W34:Sheet1.W34 Sheet1.W39:Sheet1.W39 Sheet1.W44:Sheet1.W44 Sheet1.W49:Sheet1.W49 Sheet1.W54:Sheet1.W54" svg:x="0.319cm" svg:y="1.275cm" svg:width="15.349cm" svg:height="7.55cm">
          <chartooo:coordinate-region svg:x="1.046cm" svg:y="1.474cm" svg:width="14.622cm" svg:height="7.152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W4:Sheet1.W4 Sheet1.W9:Sheet1.W9 Sheet1.W14:Sheet1.W14 Sheet1.W19:Sheet1.W19 Sheet1.W24:Sheet1.W24 Sheet1.W29:Sheet1.W29 Sheet1.W34:Sheet1.W34 Sheet1.W39:Sheet1.W39 Sheet1.W44:Sheet1.W44 Sheet1.W49:Sheet1.W49 Sheet1.W54:Sheet1.W54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57287">
                <text:p>0.57287</text:p>
                <draw:g>
                  <svg:desc>Sheet1.W4:Sheet1.W4 Sheet1.W9:Sheet1.W9 Sheet1.W14:Sheet1.W14 Sheet1.W19:Sheet1.W19 Sheet1.W24:Sheet1.W24 Sheet1.W29:Sheet1.W29 Sheet1.W34:Sheet1.W34 Sheet1.W39:Sheet1.W39 Sheet1.W44:Sheet1.W44 Sheet1.W49:Sheet1.W49 Sheet1.W54:Sheet1.W54</svg:desc>
                </draw:g>
              </table:table-cell>
              <table:table-cell office:value-type="float" office:value="0.382069">
                <text:p>0.382069</text:p>
              </table:table-cell>
              <table:table-cell office:value-type="float" office:value="0.258053">
                <text:p>0.258053</text:p>
              </table:table-cell>
              <table:table-cell office:value-type="float" office:value="0.247165">
                <text:p>0.247165</text:p>
              </table:table-cell>
              <table:table-cell office:value-type="float" office:value="0.310487">
                <text:p>0.310487</text:p>
              </table:table-cell>
              <table:table-cell office:value-type="float" office:value="0.806722">
                <text:p>0.806722</text:p>
              </table:table-cell>
              <table:table-cell office:value-type="float" office:value="1.622736">
                <text:p>1.622736</text:p>
              </table:table-cell>
              <table:table-cell office:value-type="float" office:value="3.209877">
                <text:p>3.209877</text:p>
              </table:table-cell>
              <table:table-cell office:value-type="float" office:value="4.282692">
                <text:p>4.282692</text:p>
              </table:table-cell>
              <table:table-cell office:value-type="float" office:value="3.31061">
                <text:p>3.31061</text:p>
              </table:table-cell>
              <table:table-cell office:value-type="float" office:value="1.978661">
                <text:p>1.97866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8cm" svg:height="9.006cm" xlink:href=".." xlink:type="simple" chart:class="chart:line" chart:style-name="ch1">
        <chart:title svg:x="3.453cm" svg:y="0.316cm" chart:style-name="ch2">
          <text:p>Rotation Y Over Time (radians in terms of pi)</text:p>
        </chart:title>
        <chart:plot-area chart:style-name="ch3" table:cell-range-address="Sheet1.L4:Sheet1.L4 Sheet1.L9:Sheet1.L9 Sheet1.L14:Sheet1.L14 Sheet1.L19:Sheet1.L19 Sheet1.L24:Sheet1.L24 Sheet1.L29:Sheet1.L29 Sheet1.L34:Sheet1.L34 Sheet1.L39:Sheet1.L39 Sheet1.L44:Sheet1.L44 Sheet1.L49:Sheet1.L49 Sheet1.L54:Sheet1.L54" svg:x="0.319cm" svg:y="1.275cm" svg:width="15.35cm" svg:height="7.551cm">
          <chartooo:coordinate-region svg:x="1.231cm" svg:y="1.474cm" svg:width="14.438cm" svg:height="7.153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L4:Sheet1.L4 Sheet1.L9:Sheet1.L9 Sheet1.L14:Sheet1.L14 Sheet1.L19:Sheet1.L19 Sheet1.L24:Sheet1.L24 Sheet1.L29:Sheet1.L29 Sheet1.L34:Sheet1.L34 Sheet1.L39:Sheet1.L39 Sheet1.L44:Sheet1.L44 Sheet1.L49:Sheet1.L49 Sheet1.L54:Sheet1.L54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403663372327838">
                <text:p>0.403663372327838</text:p>
                <draw:g>
                  <svg:desc>Sheet1.L4:Sheet1.L4 Sheet1.L9:Sheet1.L9 Sheet1.L14:Sheet1.L14 Sheet1.L19:Sheet1.L19 Sheet1.L24:Sheet1.L24 Sheet1.L29:Sheet1.L29 Sheet1.L34:Sheet1.L34 Sheet1.L39:Sheet1.L39 Sheet1.L44:Sheet1.L44 Sheet1.L49:Sheet1.L49 Sheet1.L54:Sheet1.L54</svg:desc>
                </draw:g>
              </table:table-cell>
              <table:table-cell office:value-type="float" office:value="0.400644219549183">
                <text:p>0.400644219549183</text:p>
              </table:table-cell>
              <table:table-cell office:value-type="float" office:value="0.398015525284104">
                <text:p>0.398015525284104</text:p>
              </table:table-cell>
              <table:table-cell office:value-type="float" office:value="0.39567921175207">
                <text:p>0.39567921175207</text:p>
              </table:table-cell>
              <table:table-cell office:value-type="float" office:value="0.393540319515483">
                <text:p>0.393540319515483</text:p>
              </table:table-cell>
              <table:table-cell office:value-type="float" office:value="0.391049182398748">
                <text:p>0.391049182398748</text:p>
              </table:table-cell>
              <table:table-cell office:value-type="float" office:value="0.387910934622973">
                <text:p>0.387910934622973</text:p>
              </table:table-cell>
              <table:table-cell office:value-type="float" office:value="0.383897626758559">
                <text:p>0.383897626758559</text:p>
              </table:table-cell>
              <table:table-cell office:value-type="float" office:value="0.379396006031917">
                <text:p>0.379396006031917</text:p>
              </table:table-cell>
              <table:table-cell office:value-type="float" office:value="0.37111797746175">
                <text:p>0.37111797746175</text:p>
              </table:table-cell>
              <table:table-cell office:value-type="float" office:value="0.362500467839064">
                <text:p>0.3625004678390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5cm" svg:height="9.006cm" xlink:href=".." xlink:type="simple" chart:class="chart:line" chart:style-name="ch1">
        <chart:title svg:x="3.479cm" svg:y="0.316cm" chart:style-name="ch2">
          <text:p>Rotation Z Over Time (radians in terms of pi)</text:p>
        </chart:title>
        <chart:plot-area chart:style-name="ch3" table:cell-range-address="Sheet1.M4:Sheet1.M4 Sheet1.M9:Sheet1.M9 Sheet1.M14:Sheet1.M14 Sheet1.M19:Sheet1.M19 Sheet1.M24:Sheet1.M24 Sheet1.M29:Sheet1.M29 Sheet1.M34:Sheet1.M34 Sheet1.M39:Sheet1.M39 Sheet1.M44:Sheet1.M44 Sheet1.M49:Sheet1.M49 Sheet1.M54:Sheet1.M54" svg:x="0.32cm" svg:y="1.275cm" svg:width="15.375cm" svg:height="7.551cm">
          <chartooo:coordinate-region svg:x="1.418cm" svg:y="1.474cm" svg:width="14.277cm" svg:height="7.153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M4:Sheet1.M4 Sheet1.M9:Sheet1.M9 Sheet1.M14:Sheet1.M14 Sheet1.M19:Sheet1.M19 Sheet1.M24:Sheet1.M24 Sheet1.M29:Sheet1.M29 Sheet1.M34:Sheet1.M34 Sheet1.M39:Sheet1.M39 Sheet1.M44:Sheet1.M44 Sheet1.M49:Sheet1.M49 Sheet1.M54:Sheet1.M54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383869242199677">
                <text:p>0.383869242199677</text:p>
                <draw:g>
                  <svg:desc>Sheet1.M4:Sheet1.M4 Sheet1.M9:Sheet1.M9 Sheet1.M14:Sheet1.M14 Sheet1.M19:Sheet1.M19 Sheet1.M24:Sheet1.M24 Sheet1.M29:Sheet1.M29 Sheet1.M34:Sheet1.M34 Sheet1.M39:Sheet1.M39 Sheet1.M44:Sheet1.M44 Sheet1.M49:Sheet1.M49 Sheet1.M54:Sheet1.M54</svg:desc>
                </draw:g>
              </table:table-cell>
              <table:table-cell office:value-type="float" office:value="0.38410782690596">
                <text:p>0.38410782690596</text:p>
              </table:table-cell>
              <table:table-cell office:value-type="float" office:value="0.384270448440314">
                <text:p>0.384270448440314</text:p>
              </table:table-cell>
              <table:table-cell office:value-type="float" office:value="0.384648967255781">
                <text:p>0.384648967255781</text:p>
              </table:table-cell>
              <table:table-cell office:value-type="float" office:value="0.385272920216193">
                <text:p>0.385272920216193</text:p>
              </table:table-cell>
              <table:table-cell office:value-type="float" office:value="0.387079171708667">
                <text:p>0.387079171708667</text:p>
              </table:table-cell>
              <table:table-cell office:value-type="float" office:value="0.389903923214408">
                <text:p>0.389903923214408</text:p>
              </table:table-cell>
              <table:table-cell office:value-type="float" office:value="0.393523876601916">
                <text:p>0.393523876601916</text:p>
              </table:table-cell>
              <table:table-cell office:value-type="float" office:value="0.397036177891814">
                <text:p>0.397036177891814</text:p>
              </table:table-cell>
              <table:table-cell office:value-type="float" office:value="0.403783008832784">
                <text:p>0.403783008832784</text:p>
              </table:table-cell>
              <table:table-cell office:value-type="float" office:value="0.409377224855183">
                <text:p>0.40937722485518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8cm" svg:height="9.006cm" xlink:href=".." xlink:type="simple" chart:class="chart:line" chart:style-name="ch1">
        <chart:title svg:x="4.894cm" svg:y="0.316cm" chart:style-name="ch2">
          <text:p>Translation X Over Time (mm)</text:p>
        </chart:title>
        <chart:plot-area chart:style-name="ch3" table:cell-range-address="Sheet1.O4:Sheet1.O4 Sheet1.O9:Sheet1.O9 Sheet1.O14:Sheet1.O14 Sheet1.O19:Sheet1.O19 Sheet1.O24:Sheet1.O24 Sheet1.O29:Sheet1.O29 Sheet1.O34:Sheet1.O34 Sheet1.O39:Sheet1.O39 Sheet1.O44:Sheet1.O44 Sheet1.O49:Sheet1.O49 Sheet1.O54:Sheet1.O54" svg:x="0.319cm" svg:y="1.275cm" svg:width="15.35cm" svg:height="7.551cm">
          <chartooo:coordinate-region svg:x="0.94cm" svg:y="1.474cm" svg:width="14.729cm" svg:height="7.153cm"/>
          <chart:axis chart:dimension="x" chart:name="primary-x" chart:style-name="ch4">
            <chart:grid chart:style-name="ch5" chart:class="major"/>
          </chart:axis>
          <chart:axis chart:dimension="y" chart:name="primary-y" chart:style-name="ch4"/>
          <chart:series chart:style-name="ch6" chart:values-cell-range-address="Sheet1.O4:Sheet1.O4 Sheet1.O9:Sheet1.O9 Sheet1.O14:Sheet1.O14 Sheet1.O19:Sheet1.O19 Sheet1.O24:Sheet1.O24 Sheet1.O29:Sheet1.O29 Sheet1.O34:Sheet1.O34 Sheet1.O39:Sheet1.O39 Sheet1.O44:Sheet1.O44 Sheet1.O49:Sheet1.O49 Sheet1.O54:Sheet1.O54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.955229">
                <text:p>4.955229</text:p>
                <draw:g>
                  <svg:desc>Sheet1.O4:Sheet1.O4 Sheet1.O9:Sheet1.O9 Sheet1.O14:Sheet1.O14 Sheet1.O19:Sheet1.O19 Sheet1.O24:Sheet1.O24 Sheet1.O29:Sheet1.O29 Sheet1.O34:Sheet1.O34 Sheet1.O39:Sheet1.O39 Sheet1.O44:Sheet1.O44 Sheet1.O49:Sheet1.O49 Sheet1.O54:Sheet1.O54</svg:desc>
                </draw:g>
              </table:table-cell>
              <table:table-cell office:value-type="float" office:value="5.638107">
                <text:p>5.638107</text:p>
              </table:table-cell>
              <table:table-cell office:value-type="float" office:value="6.309656">
                <text:p>6.309656</text:p>
              </table:table-cell>
              <table:table-cell office:value-type="float" office:value="6.98118">
                <text:p>6.98118</text:p>
              </table:table-cell>
              <table:table-cell office:value-type="float" office:value="7.62805">
                <text:p>7.62805</text:p>
              </table:table-cell>
              <table:table-cell office:value-type="float" office:value="8.250182">
                <text:p>8.250182</text:p>
              </table:table-cell>
              <table:table-cell office:value-type="float" office:value="8.840562">
                <text:p>8.840562</text:p>
              </table:table-cell>
              <table:table-cell office:value-type="float" office:value="9.309746">
                <text:p>9.309746</text:p>
              </table:table-cell>
              <table:table-cell office:value-type="float" office:value="9.74211">
                <text:p>9.74211</text:p>
              </table:table-cell>
              <table:table-cell office:value-type="float" office:value="9.72576">
                <text:p>9.72576</text:p>
              </table:table-cell>
              <table:table-cell office:value-type="float" office:value="9.313677">
                <text:p>9.31367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5cm" svg:height="9.006cm" xlink:href=".." xlink:type="simple" chart:class="chart:line" chart:style-name="ch1">
        <chart:title svg:x="4.907cm" svg:y="0.316cm" chart:style-name="ch2">
          <text:p>Translation Y Over Time (mm)</text:p>
        </chart:title>
        <chart:plot-area chart:style-name="ch3" table:cell-range-address="Sheet1.P4:Sheet1.P4 Sheet1.P9:Sheet1.P9 Sheet1.P14:Sheet1.P14 Sheet1.P19:Sheet1.P19 Sheet1.P24:Sheet1.P24 Sheet1.P29:Sheet1.P29 Sheet1.P34:Sheet1.P34 Sheet1.P39:Sheet1.P39 Sheet1.P44:Sheet1.P44 Sheet1.P49:Sheet1.P49 Sheet1.P54:Sheet1.P54" svg:x="0.32cm" svg:y="1.275cm" svg:width="15.375cm" svg:height="7.551cm">
          <chartooo:coordinate-region svg:x="0.941cm" svg:y="1.474cm" svg:width="14.754cm" svg:height="7.153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P4:Sheet1.P4 Sheet1.P9:Sheet1.P9 Sheet1.P14:Sheet1.P14 Sheet1.P19:Sheet1.P19 Sheet1.P24:Sheet1.P24 Sheet1.P29:Sheet1.P29 Sheet1.P34:Sheet1.P34 Sheet1.P39:Sheet1.P39 Sheet1.P44:Sheet1.P44 Sheet1.P49:Sheet1.P49 Sheet1.P54:Sheet1.P54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8.975059">
                <text:p>8.975059</text:p>
                <draw:g>
                  <svg:desc>Sheet1.P4:Sheet1.P4 Sheet1.P9:Sheet1.P9 Sheet1.P14:Sheet1.P14 Sheet1.P19:Sheet1.P19 Sheet1.P24:Sheet1.P24 Sheet1.P29:Sheet1.P29 Sheet1.P34:Sheet1.P34 Sheet1.P39:Sheet1.P39 Sheet1.P44:Sheet1.P44 Sheet1.P49:Sheet1.P49 Sheet1.P54:Sheet1.P54</svg:desc>
                </draw:g>
              </table:table-cell>
              <table:table-cell office:value-type="float" office:value="9.290611">
                <text:p>9.290611</text:p>
              </table:table-cell>
              <table:table-cell office:value-type="float" office:value="9.413668">
                <text:p>9.413668</text:p>
              </table:table-cell>
              <table:table-cell office:value-type="float" office:value="9.339505">
                <text:p>9.339505</text:p>
              </table:table-cell>
              <table:table-cell office:value-type="float" office:value="9.083916">
                <text:p>9.083916</text:p>
              </table:table-cell>
              <table:table-cell office:value-type="float" office:value="8.644281">
                <text:p>8.644281</text:p>
              </table:table-cell>
              <table:table-cell office:value-type="float" office:value="8.099071">
                <text:p>8.099071</text:p>
              </table:table-cell>
              <table:table-cell office:value-type="float" office:value="7.413734">
                <text:p>7.413734</text:p>
              </table:table-cell>
              <table:table-cell office:value-type="float" office:value="6.918821">
                <text:p>6.918821</text:p>
              </table:table-cell>
              <table:table-cell office:value-type="float" office:value="6.495347">
                <text:p>6.495347</text:p>
              </table:table-cell>
              <table:table-cell office:value-type="float" office:value="5.643911">
                <text:p>5.64391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7cm" svg:height="9.005cm" xlink:href=".." xlink:type="simple" chart:class="chart:line" chart:style-name="ch1">
        <chart:title svg:x="4.907cm" svg:y="0.316cm" chart:style-name="ch2">
          <text:p>Translation Z Over Time (mm)</text:p>
        </chart:title>
        <chart:plot-area chart:style-name="ch3" table:cell-range-address="Sheet1.Q4:Sheet1.Q4 Sheet1.Q9:Sheet1.Q9 Sheet1.Q14:Sheet1.Q14 Sheet1.Q19:Sheet1.Q19 Sheet1.Q24:Sheet1.Q24 Sheet1.Q29:Sheet1.Q29 Sheet1.Q34:Sheet1.Q34 Sheet1.Q39:Sheet1.Q39 Sheet1.Q44:Sheet1.Q44 Sheet1.Q49:Sheet1.Q49 Sheet1.Q54:Sheet1.Q54" svg:x="0.319cm" svg:y="1.275cm" svg:width="15.349cm" svg:height="7.55cm">
          <chartooo:coordinate-region svg:x="0.94cm" svg:y="1.474cm" svg:width="14.728cm" svg:height="7.152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Q4:Sheet1.Q4 Sheet1.Q9:Sheet1.Q9 Sheet1.Q14:Sheet1.Q14 Sheet1.Q19:Sheet1.Q19 Sheet1.Q24:Sheet1.Q24 Sheet1.Q29:Sheet1.Q29 Sheet1.Q34:Sheet1.Q34 Sheet1.Q39:Sheet1.Q39 Sheet1.Q44:Sheet1.Q44 Sheet1.Q49:Sheet1.Q49 Sheet1.Q54:Sheet1.Q54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9.531173">
                <text:p>9.531173</text:p>
                <draw:g>
                  <svg:desc>Sheet1.Q4:Sheet1.Q4 Sheet1.Q9:Sheet1.Q9 Sheet1.Q14:Sheet1.Q14 Sheet1.Q19:Sheet1.Q19 Sheet1.Q24:Sheet1.Q24 Sheet1.Q29:Sheet1.Q29 Sheet1.Q34:Sheet1.Q34 Sheet1.Q39:Sheet1.Q39 Sheet1.Q44:Sheet1.Q44 Sheet1.Q49:Sheet1.Q49 Sheet1.Q54:Sheet1.Q54</svg:desc>
                </draw:g>
              </table:table-cell>
              <table:table-cell office:value-type="float" office:value="10.052065">
                <text:p>10.052065</text:p>
              </table:table-cell>
              <table:table-cell office:value-type="float" office:value="10.60313">
                <text:p>10.60313</text:p>
              </table:table-cell>
              <table:table-cell office:value-type="float" office:value="11.118762">
                <text:p>11.118762</text:p>
              </table:table-cell>
              <table:table-cell office:value-type="float" office:value="11.550898">
                <text:p>11.550898</text:p>
              </table:table-cell>
              <table:table-cell office:value-type="float" office:value="11.827806">
                <text:p>11.827806</text:p>
              </table:table-cell>
              <table:table-cell office:value-type="float" office:value="11.915884">
                <text:p>11.915884</text:p>
              </table:table-cell>
              <table:table-cell office:value-type="float" office:value="11.798303">
                <text:p>11.798303</text:p>
              </table:table-cell>
              <table:table-cell office:value-type="float" office:value="11.625865">
                <text:p>11.625865</text:p>
              </table:table-cell>
              <table:table-cell office:value-type="float" office:value="12.091609">
                <text:p>12.091609</text:p>
              </table:table-cell>
              <table:table-cell office:value-type="float" office:value="13.079778">
                <text:p>13.07977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5cm" svg:height="9.005cm" xlink:href=".." xlink:type="simple" chart:class="chart:line" chart:style-name="ch1">
        <chart:title svg:x="6.045cm" svg:y="0.316cm" chart:style-name="ch2">
          <text:p>Scale X Over Time</text:p>
        </chart:title>
        <chart:subtitle svg:x="0cm" svg:y="0cm" chart:style-name="ch3">
          <text:p/>
        </chart:subtitle>
        <chart:plot-area chart:style-name="ch4" table:cell-range-address="Sheet1.S4:Sheet1.S4 Sheet1.S9:Sheet1.S9 Sheet1.S14:Sheet1.S14 Sheet1.S19:Sheet1.S19 Sheet1.S24:Sheet1.S24 Sheet1.S29:Sheet1.S29 Sheet1.S34:Sheet1.S34 Sheet1.S39:Sheet1.S39 Sheet1.S44:Sheet1.S44 Sheet1.S49:Sheet1.S49 Sheet1.S54:Sheet1.S54" svg:x="0.32cm" svg:y="1.275cm" svg:width="15.375cm" svg:height="7.55cm">
          <chartooo:coordinate-region svg:x="1.603cm" svg:y="1.474cm" svg:width="14.092cm" svg:height="7.152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S4:Sheet1.S4 Sheet1.S9:Sheet1.S9 Sheet1.S14:Sheet1.S14 Sheet1.S19:Sheet1.S19 Sheet1.S24:Sheet1.S24 Sheet1.S29:Sheet1.S29 Sheet1.S34:Sheet1.S34 Sheet1.S39:Sheet1.S39 Sheet1.S44:Sheet1.S44 Sheet1.S49:Sheet1.S49 Sheet1.S54:Sheet1.S54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99442">
                <text:p>0.99442</text:p>
                <draw:g>
                  <svg:desc>Sheet1.S4:Sheet1.S4 Sheet1.S9:Sheet1.S9 Sheet1.S14:Sheet1.S14 Sheet1.S19:Sheet1.S19 Sheet1.S24:Sheet1.S24 Sheet1.S29:Sheet1.S29 Sheet1.S34:Sheet1.S34 Sheet1.S39:Sheet1.S39 Sheet1.S44:Sheet1.S44 Sheet1.S49:Sheet1.S49 Sheet1.S54:Sheet1.S54</svg:desc>
                </draw:g>
              </table:table-cell>
              <table:table-cell office:value-type="float" office:value="0.994795">
                <text:p>0.994795</text:p>
              </table:table-cell>
              <table:table-cell office:value-type="float" office:value="0.995106">
                <text:p>0.995106</text:p>
              </table:table-cell>
              <table:table-cell office:value-type="float" office:value="0.995346">
                <text:p>0.995346</text:p>
              </table:table-cell>
              <table:table-cell office:value-type="float" office:value="0.995527">
                <text:p>0.995527</text:p>
              </table:table-cell>
              <table:table-cell office:value-type="float" office:value="0.995626">
                <text:p>0.995626</text:p>
              </table:table-cell>
              <table:table-cell office:value-type="float" office:value="0.99567">
                <text:p>0.99567</text:p>
              </table:table-cell>
              <table:table-cell office:value-type="float" office:value="0.995673">
                <text:p>0.995673</text:p>
              </table:table-cell>
              <table:table-cell office:value-type="float" office:value="0.995666">
                <text:p>0.995666</text:p>
              </table:table-cell>
              <table:table-cell office:value-type="float" office:value="0.995467">
                <text:p>0.995467</text:p>
              </table:table-cell>
              <table:table-cell office:value-type="float" office:value="0.995217">
                <text:p>0.99521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8cm" svg:height="9.006cm" xlink:href=".." xlink:type="simple" chart:class="chart:line" chart:style-name="ch1">
        <chart:title svg:x="6.032cm" svg:y="0.316cm" chart:style-name="ch2">
          <text:p>Scale Y Over Time</text:p>
        </chart:title>
        <chart:subtitle svg:x="0cm" svg:y="0cm" chart:style-name="ch3">
          <text:p/>
        </chart:subtitle>
        <chart:plot-area chart:style-name="ch4" table:cell-range-address="Sheet1.T4:Sheet1.T4 Sheet1.T9:Sheet1.T9 Sheet1.T14:Sheet1.T14 Sheet1.T19:Sheet1.T19 Sheet1.T24:Sheet1.T24 Sheet1.T29:Sheet1.T29 Sheet1.T34:Sheet1.T34 Sheet1.T39:Sheet1.T39 Sheet1.T44:Sheet1.T44 Sheet1.T49:Sheet1.T49 Sheet1.T54:Sheet1.T54" svg:x="0.319cm" svg:y="1.275cm" svg:width="15.35cm" svg:height="7.551cm">
          <chartooo:coordinate-region svg:x="1.417cm" svg:y="1.474cm" svg:width="14.252cm" svg:height="7.153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T4:Sheet1.T4 Sheet1.T9:Sheet1.T9 Sheet1.T14:Sheet1.T14 Sheet1.T19:Sheet1.T19 Sheet1.T24:Sheet1.T24 Sheet1.T29:Sheet1.T29 Sheet1.T34:Sheet1.T34 Sheet1.T39:Sheet1.T39 Sheet1.T44:Sheet1.T44 Sheet1.T49:Sheet1.T49 Sheet1.T54:Sheet1.T54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993979">
                <text:p>0.993979</text:p>
                <draw:g>
                  <svg:desc>Sheet1.T4:Sheet1.T4 Sheet1.T9:Sheet1.T9 Sheet1.T14:Sheet1.T14 Sheet1.T19:Sheet1.T19 Sheet1.T24:Sheet1.T24 Sheet1.T29:Sheet1.T29 Sheet1.T34:Sheet1.T34 Sheet1.T39:Sheet1.T39 Sheet1.T44:Sheet1.T44 Sheet1.T49:Sheet1.T49 Sheet1.T54:Sheet1.T54</svg:desc>
                </draw:g>
              </table:table-cell>
              <table:table-cell office:value-type="float" office:value="0.993585">
                <text:p>0.993585</text:p>
              </table:table-cell>
              <table:table-cell office:value-type="float" office:value="0.993305">
                <text:p>0.993305</text:p>
              </table:table-cell>
              <table:table-cell office:value-type="float" office:value="0.993105">
                <text:p>0.993105</text:p>
              </table:table-cell>
              <table:table-cell office:value-type="float" office:value="0.992973">
                <text:p>0.992973</text:p>
              </table:table-cell>
              <table:table-cell office:value-type="float" office:value="0.992727">
                <text:p>0.992727</text:p>
              </table:table-cell>
              <table:table-cell office:value-type="float" office:value="0.992304">
                <text:p>0.992304</text:p>
              </table:table-cell>
              <table:table-cell office:value-type="float" office:value="0.991637">
                <text:p>0.991637</text:p>
              </table:table-cell>
              <table:table-cell office:value-type="float" office:value="0.990851">
                <text:p>0.990851</text:p>
              </table:table-cell>
              <table:table-cell office:value-type="float" office:value="0.988468">
                <text:p>0.988468</text:p>
              </table:table-cell>
              <table:table-cell office:value-type="float" office:value="0.985404">
                <text:p>0.98540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8cm" svg:height="9.005cm" xlink:href=".." xlink:type="simple" chart:class="chart:line" chart:style-name="ch1">
        <chart:title svg:x="6.045cm" svg:y="0.316cm" chart:style-name="ch2">
          <text:p>Scale Z Over Time</text:p>
        </chart:title>
        <chart:subtitle svg:x="0cm" svg:y="0cm" chart:style-name="ch3">
          <text:p/>
        </chart:subtitle>
        <chart:plot-area chart:style-name="ch4" table:cell-range-address="Sheet1.U4:Sheet1.U4 Sheet1.U9:Sheet1.U9 Sheet1.U14:Sheet1.U14 Sheet1.U19:Sheet1.U19 Sheet1.U24:Sheet1.U24 Sheet1.U29:Sheet1.U29 Sheet1.U34:Sheet1.U34 Sheet1.U39:Sheet1.U39 Sheet1.U44:Sheet1.U44 Sheet1.U49:Sheet1.U49 Sheet1.U54:Sheet1.U54" svg:x="0.319cm" svg:y="1.275cm" svg:width="15.35cm" svg:height="7.55cm">
          <chartooo:coordinate-region svg:x="1.602cm" svg:y="1.474cm" svg:width="14.067cm" svg:height="7.152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U4:Sheet1.U4 Sheet1.U9:Sheet1.U9 Sheet1.U14:Sheet1.U14 Sheet1.U19:Sheet1.U19 Sheet1.U24:Sheet1.U24 Sheet1.U29:Sheet1.U29 Sheet1.U34:Sheet1.U34 Sheet1.U39:Sheet1.U39 Sheet1.U44:Sheet1.U44 Sheet1.U49:Sheet1.U49 Sheet1.U54:Sheet1.U54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991756">
                <text:p>0.991756</text:p>
                <draw:g>
                  <svg:desc>Sheet1.U4:Sheet1.U4 Sheet1.U9:Sheet1.U9 Sheet1.U14:Sheet1.U14 Sheet1.U19:Sheet1.U19 Sheet1.U24:Sheet1.U24 Sheet1.U29:Sheet1.U29 Sheet1.U34:Sheet1.U34 Sheet1.U39:Sheet1.U39 Sheet1.U44:Sheet1.U44 Sheet1.U49:Sheet1.U49 Sheet1.U54:Sheet1.U54</svg:desc>
                </draw:g>
              </table:table-cell>
              <table:table-cell office:value-type="float" office:value="0.991779">
                <text:p>0.991779</text:p>
              </table:table-cell>
              <table:table-cell office:value-type="float" office:value="0.991841">
                <text:p>0.991841</text:p>
              </table:table-cell>
              <table:table-cell office:value-type="float" office:value="0.991953">
                <text:p>0.991953</text:p>
              </table:table-cell>
              <table:table-cell office:value-type="float" office:value="0.992122">
                <text:p>0.992122</text:p>
              </table:table-cell>
              <table:table-cell office:value-type="float" office:value="0.992318">
                <text:p>0.992318</text:p>
              </table:table-cell>
              <table:table-cell office:value-type="float" office:value="0.992499">
                <text:p>0.992499</text:p>
              </table:table-cell>
              <table:table-cell office:value-type="float" office:value="0.992598">
                <text:p>0.992598</text:p>
              </table:table-cell>
              <table:table-cell office:value-type="float" office:value="0.992592">
                <text:p>0.992592</text:p>
              </table:table-cell>
              <table:table-cell office:value-type="float" office:value="0.991601">
                <text:p>0.991601</text:p>
              </table:table-cell>
              <table:table-cell office:value-type="float" office:value="0.989659">
                <text:p>0.98965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